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dak@ladak-ThinkStation-P330:~/Desktop/ws_2023$ roslaunch ur5_gripper_moveit_config demo_gazebo.launch</text:p>
      <text:p text:style-name="Standard">... logging to /home/ladak/.ros/log/12d57a0e-2980-11ee-b2b7-177eb183ad84/roslaunch-ladak-ThinkStation-P330-97676.log</text:p>
      <text:p text:style-name="Standard">Checking log directory for disk usage. This may take a while.</text:p>
      <text:p text:style-name="Standard">Press Ctrl-C to interrupt</text:p>
      <text:p text:style-name="Standard">Done checking log file disk usage. Usage is &lt;1GB.</text:p>
      <text:p text:style-name="Standard"/>
      <text:p text:style-name="Standard">started roslaunch server http://localhost:38005/</text:p>
      <text:p text:style-name="Standard"/>
      <text:p text:style-name="Standard">SUMMARY</text:p>
      <text:p text:style-name="Standard">========</text:p>
      <text:p text:style-name="Standard"/>
      <text:p text:style-name="Standard">PARAMETERS</text:p>
      <text:p text:style-name="Standard"><text:s/>* /controller_list: [{'name': 'ur5_ar...</text:p>
      <text:p text:style-name="Standard"><text:s/>* /gazebo/enable_ros_network: True</text:p>
      <text:p text:style-name="Standard"><text:s/>* /generic_hw_control_loop/cycle_time_error_threshold: 0.01</text:p>
      <text:p text:style-name="Standard"><text:s/>* /generic_hw_control_loop/loop_hz: 300</text:p>
      <text:p text:style-name="Standard"><text:s/>* /gripper_controller/gains/robotiq_85_left_knuckle_joint/d: 0</text:p>
      <text:p text:style-name="Standard"><text:s/>* /gripper_controller/gains/robotiq_85_left_knuckle_joint/i: 0</text:p>
      <text:p text:style-name="Standard"><text:s/>* /gripper_controller/gains/robotiq_85_left_knuckle_joint/i_clamp: 1</text:p>
      <text:p text:style-name="Standard"><text:s/>* /gripper_controller/gains/robotiq_85_left_knuckle_joint/p: 40</text:p>
      <text:p text:style-name="Standard"><text:s/>* /gripper_controller/joints: ['robotiq_85_left...</text:p>
      <text:p text:style-name="Standard"><text:s/>* /gripper_controller/type: effort_controller...</text:p>
      <text:p text:style-name="Standard"><text:s/>* /hardware_interface/joints: ['shoulder_pan_jo...</text:p>
      <text:p text:style-name="Standard"><text:s/>* /hardware_interface/sim_control_mode: 1</text:p>
      <text:p text:style-name="Standard"><text:s/>* /joint_state_controller/publish_rate: 50</text:p>
      <text:p text:style-name="Standard"><text:s/>* /joint_state_controller/type: joint_state_contr...</text:p>
      <text:p text:style-name="Standard"><text:s/>* /joint_state_publisher/source_list: ['/joint_states']</text:p>
      <text:p text:style-name="Standard"><text:s/>* /joint_state_publisher/use_gui: False</text:p>
      <text:p text:style-name="Standard"><text:s/>* /move_group/allow_trajectory_execution: True</text:p>
      <text:p text:style-name="Standard"><text:s/>* /move_group/capabilities: </text:p>
      <text:p text:style-name="Standard"><text:s/>* /move_group/controller_list: [{'name': 'ur5_ar...</text:p>
      <text:p text:style-name="Standard"><text:s/>* /move_group/disable_capabilities: </text:p>
      <text:p text:style-name="Standard"><text:s/>* /move_group/generic_hw_control_loop/cycle_time_error_threshold: 0.01</text:p>
      <text:p text:style-name="Standard"><text:s/>* /move_group/generic_hw_control_loop/loop_hz: 300</text:p>
      <text:p text:style-name="Standard"><text:s/>* /move_group/gripper/default_planner_config: </text:p>
      <text:p text:style-name="Standard"><text:s/>* /move_group/gripper/planner_configs: ['SBL', 'EST', 'L...</text:p>
      <text:p text:style-name="Standard"><text:s/>* /move_group/gripper_controller/gains/robotiq_85_left_knuckle_joint/d: 0</text:p>
      <text:p text:style-name="Standard"><text:s/>* /move_group/gripper_controller/gains/robotiq_85_left_knuckle_joint/i: 0</text:p>
      <text:p text:style-name="Standard"><text:s/>* /move_group/gripper_controller/gains/robotiq_85_left_knuckle_joint/i_clamp: 1</text:p>
      <text:p text:style-name="Standard"><text:s/>* /move_group/gripper_controller/gains/robotiq_85_left_knuckle_joint/p: 40</text:p>
      <text:p text:style-name="Standard"><text:s/>* /move_group/gripper_controller/joints: ['robotiq_85_left...</text:p>
      <text:p text:style-name="Standard"><text:s/>* /move_group/gripper_controller/type: effort_controller...</text:p>
      <text:p text:style-name="Standard"><text:s/>* /move_group/hardware_interface/joints: ['shoulder_pan_jo...</text:p>
      <text:p text:style-name="Standard"><text:s/>* /move_group/hardware_interface/sim_control_mode: 1</text:p>
      <text:p text:style-name="Standard"><text:s/>* /move_group/jiggle_fraction: 0.05</text:p>
      <text:p text:style-name="Standard"><text:s/>* /move_group/joint_state_controller/publish_rate: 50</text:p>
      <text:p text:style-name="Standard"><text:s/>* /move_group/joint_state_controller/type: joint_state_contr...</text:p>
      <text:p text:style-name="Standard"><text:s/>* /move_group/max_range: 5.0</text:p>
      <text:p text:style-name="Standard"><text:s/>* /move_group/max_safe_path_cost: 1</text:p>
      <text:p text:style-name="Standard"><text:s/>* /move_group/moveit_controller_manager: moveit_simple_con...</text:p>
      <text:p text:style-name="Standard"><text:soft-page-break/><text:s/>* /move_group/moveit_manage_controllers: True</text:p>
      <text:p text:style-name="Standard"><text:s/>* /move_group/moveit_sim_hw_interface/joint_model_group: ur5_arm</text:p>
      <text:p text:style-name="Standard"><text:s/>* /move_group/moveit_sim_hw_interface/joint_model_group_pose: home</text:p>
      <text:p text:style-name="Standard"><text:s/>* /move_group/octomap_frame: base_frame</text:p>
      <text:p text:style-name="Standard"><text:s/>* /move_group/octomap_resolution: 0.025</text:p>
      <text:p text:style-name="Standard"><text:s/>* /move_group/planner_configs/BFMT/balanced: 0</text:p>
      <text:p text:style-name="Standard"><text:s/>* /move_group/planner_configs/BFMT/cache_cc: 1</text:p>
      <text:p text:style-name="Standard"><text:s/>* /move_group/planner_configs/BFMT/extended_fmt: 1</text:p>
      <text:p text:style-name="Standard"><text:s/>* /move_group/planner_configs/BFMT/heuristics: 1</text:p>
      <text:p text:style-name="Standard"><text:s/>* /move_group/planner_configs/BFMT/nearest_k: 1</text:p>
      <text:p text:style-name="Standard"><text:s/>* /move_group/planner_configs/BFMT/num_samples: 1000</text:p>
      <text:p text:style-name="Standard"><text:s/>* /move_group/planner_configs/BFMT/optimality: 1</text:p>
      <text:p text:style-name="Standard"><text:s/>* /move_group/planner_configs/BFMT/radius_multiplier: 1.0</text:p>
      <text:p text:style-name="Standard"><text:s/>* /move_group/planner_configs/BFMT/type: geometric::BFMT</text:p>
      <text:p text:style-name="Standard"><text:s/>* /move_group/planner_configs/BKPIECE/border_fraction: 0.9</text:p>
      <text:p text:style-name="Standard"><text:s/>* /move_group/planner_configs/BKPIECE/failed_expansion_score_factor: 0.5</text:p>
      <text:p text:style-name="Standard"><text:s/>* /move_group/planner_configs/BKPIECE/min_valid_path_fraction: 0.5</text:p>
      <text:p text:style-name="Standard"><text:s/>* /move_group/planner_configs/BKPIECE/range: 0.0</text:p>
      <text:p text:style-name="Standard"><text:s/>* /move_group/planner_configs/BKPIECE/type: geometric::BKPIECE</text:p>
      <text:p text:style-name="Standard"><text:s/>* /move_group/planner_configs/BiEST/range: 0.0</text:p>
      <text:p text:style-name="Standard"><text:s/>* /move_group/planner_configs/BiEST/type: geometric::BiEST</text:p>
      <text:p text:style-name="Standard"><text:s/>* /move_group/planner_configs/BiTRRT/cost_threshold: 1e300</text:p>
      <text:p text:style-name="Standard"><text:s/>* /move_group/planner_configs/BiTRRT/frountier_node_ratio: 0.1</text:p>
      <text:p text:style-name="Standard"><text:s/>* /move_group/planner_configs/BiTRRT/frountier_threshold: 0.0</text:p>
      <text:p text:style-name="Standard"><text:s/>* /move_group/planner_configs/BiTRRT/init_temperature: 100</text:p>
      <text:p text:style-name="Standard"><text:s/>* /move_group/planner_configs/BiTRRT/range: 0.0</text:p>
      <text:p text:style-name="Standard"><text:s/>* /move_group/planner_configs/BiTRRT/temp_change_factor: 0.1</text:p>
      <text:p text:style-name="Standard"><text:s/>* /move_group/planner_configs/BiTRRT/type: geometric::BiTRRT</text:p>
      <text:p text:style-name="Standard"><text:s/>* /move_group/planner_configs/EST/goal_bias: 0.05</text:p>
      <text:p text:style-name="Standard"><text:s/>* /move_group/planner_configs/EST/range: 0.0</text:p>
      <text:p text:style-name="Standard"><text:s/>* /move_group/planner_configs/EST/type: geometric::EST</text:p>
      <text:p text:style-name="Standard"><text:s/>* /move_group/planner_configs/FMT/cache_cc: 1</text:p>
      <text:p text:style-name="Standard"><text:s/>* /move_group/planner_configs/FMT/extended_fmt: 1</text:p>
      <text:p text:style-name="Standard"><text:s/>* /move_group/planner_configs/FMT/heuristics: 0</text:p>
      <text:p text:style-name="Standard"><text:s/>* /move_group/planner_configs/FMT/nearest_k: 1</text:p>
      <text:p text:style-name="Standard"><text:s/>* /move_group/planner_configs/FMT/num_samples: 1000</text:p>
      <text:p text:style-name="Standard"><text:s/>* /move_group/planner_configs/FMT/radius_multiplier: 1.1</text:p>
      <text:p text:style-name="Standard"><text:s/>* /move_group/planner_configs/FMT/type: geometric::FMT</text:p>
      <text:p text:style-name="Standard"><text:s/>* /move_group/planner_configs/KPIECE/border_fraction: 0.9</text:p>
      <text:p text:style-name="Standard"><text:s/>* /move_group/planner_configs/KPIECE/failed_expansion_score_factor: 0.5</text:p>
      <text:p text:style-name="Standard"><text:s/>* /move_group/planner_configs/KPIECE/goal_bias: 0.05</text:p>
      <text:p text:style-name="Standard"><text:s/>* /move_group/planner_configs/KPIECE/min_valid_path_fraction: 0.5</text:p>
      <text:p text:style-name="Standard"><text:s/>* /move_group/planner_configs/KPIECE/range: 0.0</text:p>
      <text:p text:style-name="Standard"><text:s/>* /move_group/planner_configs/KPIECE/type: geometric::KPIECE</text:p>
      <text:p text:style-name="Standard"><text:s/>* /move_group/planner_configs/LBKPIECE/border_fraction: 0.9</text:p>
      <text:p text:style-name="Standard"><text:s/>* /move_group/planner_configs/LBKPIECE/min_valid_path_fraction: 0.5</text:p>
      <text:p text:style-name="Standard"><text:s/>* /move_group/planner_configs/LBKPIECE/range: 0.0</text:p>
      <text:p text:style-name="Standard"><text:s/>* /move_group/planner_configs/LBKPIECE/type: geometric::LBKPIECE</text:p>
      <text:p text:style-name="Standard"><text:s/>* /move_group/planner_configs/LBTRRT/epsilon: 0.4</text:p>
      <text:p text:style-name="Standard"><text:s/>* /move_group/planner_configs/LBTRRT/goal_bias: 0.05</text:p>
      <text:p text:style-name="Standard"><text:s/>* /move_group/planner_configs/LBTRRT/range: 0.0</text:p>
      <text:p text:style-name="Standard"><text:s/>* /move_group/planner_configs/LBTRRT/type: geometric::LBTRRT</text:p>
      <text:p text:style-name="Standard"><text:soft-page-break/><text:s/>* /move_group/planner_configs/LazyPRM/range: 0.0</text:p>
      <text:p text:style-name="Standard"><text:s/>* /move_group/planner_configs/LazyPRM/type: geometric::LazyPRM</text:p>
      <text:p text:style-name="Standard"><text:s/>* /move_group/planner_configs/LazyPRMstar/type: geometric::LazyPR...</text:p>
      <text:p text:style-name="Standard"><text:s/>* /move_group/planner_configs/PDST/type: geometric::PDST</text:p>
      <text:p text:style-name="Standard"><text:s/>* /move_group/planner_configs/PRM/max_nearest_neighbors: 10</text:p>
      <text:p text:style-name="Standard"><text:s/>* /move_group/planner_configs/PRM/type: geometric::PRM</text:p>
      <text:p text:style-name="Standard"><text:s/>* /move_group/planner_configs/PRMstar/type: geometric::PRMstar</text:p>
      <text:p text:style-name="Standard"><text:s/>* /move_group/planner_configs/ProjEST/goal_bias: 0.05</text:p>
      <text:p text:style-name="Standard"><text:s/>* /move_group/planner_configs/ProjEST/range: 0.0</text:p>
      <text:p text:style-name="Standard"><text:s/>* /move_group/planner_configs/ProjEST/type: geometric::ProjEST</text:p>
      <text:p text:style-name="Standard"><text:s/>* /move_group/planner_configs/RRT/goal_bias: 0.05</text:p>
      <text:p text:style-name="Standard"><text:s/>* /move_group/planner_configs/RRT/range: 0.0</text:p>
      <text:p text:style-name="Standard"><text:s/>* /move_group/planner_configs/RRT/type: geometric::RRT</text:p>
      <text:p text:style-name="Standard"><text:s/>* /move_group/planner_configs/RRTConnect/range: 0.0</text:p>
      <text:p text:style-name="Standard"><text:s/>* /move_group/planner_configs/RRTConnect/type: geometric::RRTCon...</text:p>
      <text:p text:style-name="Standard"><text:s/>* /move_group/planner_configs/RRTstar/delay_collision_checking: 1</text:p>
      <text:p text:style-name="Standard"><text:s/>* /move_group/planner_configs/RRTstar/goal_bias: 0.05</text:p>
      <text:p text:style-name="Standard"><text:s/>* /move_group/planner_configs/RRTstar/range: 0.0</text:p>
      <text:p text:style-name="Standard"><text:s/>* /move_group/planner_configs/RRTstar/type: geometric::RRTstar</text:p>
      <text:p text:style-name="Standard"><text:s/>* /move_group/planner_configs/SBL/range: 0.0</text:p>
      <text:p text:style-name="Standard"><text:s/>* /move_group/planner_configs/SBL/type: geometric::SBL</text:p>
      <text:p text:style-name="Standard"><text:s/>* /move_group/planner_configs/SPARS/dense_delta_fraction: 0.001</text:p>
      <text:p text:style-name="Standard"><text:s/>* /move_group/planner_configs/SPARS/max_failures: 1000</text:p>
      <text:p text:style-name="Standard"><text:s/>* /move_group/planner_configs/SPARS/sparse_delta_fraction: 0.25</text:p>
      <text:p text:style-name="Standard"><text:s/>* /move_group/planner_configs/SPARS/stretch_factor: 3.0</text:p>
      <text:p text:style-name="Standard"><text:s/>* /move_group/planner_configs/SPARS/type: geometric::SPARS</text:p>
      <text:p text:style-name="Standard"><text:s/>* /move_group/planner_configs/SPARStwo/dense_delta_fraction: 0.001</text:p>
      <text:p text:style-name="Standard"><text:s/>* /move_group/planner_configs/SPARStwo/max_failures: 5000</text:p>
      <text:p text:style-name="Standard"><text:s/>* /move_group/planner_configs/SPARStwo/sparse_delta_fraction: 0.25</text:p>
      <text:p text:style-name="Standard"><text:s/>* /move_group/planner_configs/SPARStwo/stretch_factor: 3.0</text:p>
      <text:p text:style-name="Standard"><text:s/>* /move_group/planner_configs/SPARStwo/type: geometric::SPARStwo</text:p>
      <text:p text:style-name="Standard"><text:s/>* /move_group/planner_configs/STRIDE/degree: 16</text:p>
      <text:p text:style-name="Standard"><text:s/>* /move_group/planner_configs/STRIDE/estimated_dimension: 0.0</text:p>
      <text:p text:style-name="Standard"><text:s/>* /move_group/planner_configs/STRIDE/goal_bias: 0.05</text:p>
      <text:p text:style-name="Standard"><text:s/>* /move_group/planner_configs/STRIDE/max_degree: 18</text:p>
      <text:p text:style-name="Standard"><text:s/>* /move_group/planner_configs/STRIDE/max_pts_per_leaf: 6</text:p>
      <text:p text:style-name="Standard"><text:s/>* /move_group/planner_configs/STRIDE/min_degree: 12</text:p>
      <text:p text:style-name="Standard"><text:s/>* /move_group/planner_configs/STRIDE/min_valid_path_fraction: 0.2</text:p>
      <text:p text:style-name="Standard"><text:s/>* /move_group/planner_configs/STRIDE/range: 0.0</text:p>
      <text:p text:style-name="Standard"><text:s/>* /move_group/planner_configs/STRIDE/type: geometric::STRIDE</text:p>
      <text:p text:style-name="Standard"><text:s/>* /move_group/planner_configs/STRIDE/use_projected_distance: 0</text:p>
      <text:p text:style-name="Standard"><text:s/>* /move_group/planner_configs/TRRT/frountierNodeRatio: 0.1</text:p>
      <text:p text:style-name="Standard"><text:s/>* /move_group/planner_configs/TRRT/frountier_threshold: 0.0</text:p>
      <text:p text:style-name="Standard"><text:s/>* /move_group/planner_configs/TRRT/goal_bias: 0.05</text:p>
      <text:p text:style-name="Standard"><text:s/>* /move_group/planner_configs/TRRT/init_temperature: 10e-6</text:p>
      <text:p text:style-name="Standard"><text:s/>* /move_group/planner_configs/TRRT/k_constant: 0.0</text:p>
      <text:p text:style-name="Standard"><text:s/>* /move_group/planner_configs/TRRT/max_states_failed: 10</text:p>
      <text:p text:style-name="Standard"><text:s/>* /move_group/planner_configs/TRRT/min_temperature: 10e-10</text:p>
      <text:p text:style-name="Standard"><text:s/>* /move_group/planner_configs/TRRT/range: 0.0</text:p>
      <text:p text:style-name="Standard"><text:s/>* /move_group/planner_configs/TRRT/temp_change_factor: 2.0</text:p>
      <text:p text:style-name="Standard"><text:s/>* /move_group/planner_configs/TRRT/type: geometric::TRRT</text:p>
      <text:p text:style-name="Standard"><text:s/>* /move_group/planning_plugin: ompl_interface/OM...</text:p>
      <text:p text:style-name="Standard"><text:soft-page-break/><text:s/>* /move_group/planning_scene_monitor/publish_geometry_updates: True</text:p>
      <text:p text:style-name="Standard"><text:s/>* /move_group/planning_scene_monitor/publish_planning_scene: True</text:p>
      <text:p text:style-name="Standard"><text:s/>* /move_group/planning_scene_monitor/publish_state_updates: True</text:p>
      <text:p text:style-name="Standard"><text:s/>* /move_group/planning_scene_monitor/publish_transforms_updates: True</text:p>
      <text:p text:style-name="Standard"><text:s/>* /move_group/request_adapters: default_planner_r...</text:p>
      <text:p text:style-name="Standard"><text:s/>* /move_group/sensors: [{'filtered_cloud...</text:p>
      <text:p text:style-name="Standard"><text:s/>* /move_group/start_state_max_bounds_error: 0.1</text:p>
      <text:p text:style-name="Standard"><text:s/>* /move_group/trajectory_execution/allowed_execution_duration_scaling: 1.2</text:p>
      <text:p text:style-name="Standard"><text:s/>* /move_group/trajectory_execution/allowed_goal_duration_margin: 0.5</text:p>
      <text:p text:style-name="Standard"><text:s/>* /move_group/trajectory_execution/allowed_start_tolerance: 0.01</text:p>
      <text:p text:style-name="Standard"><text:s/>* /move_group/ur5_arm/default_planner_config: None</text:p>
      <text:p text:style-name="Standard"><text:s/>* /move_group/ur5_arm/longest_valid_segment_fraction: 0.005</text:p>
      <text:p text:style-name="Standard"><text:s/>* /move_group/ur5_arm/planner_configs: ['SBL', 'EST', 'L...</text:p>
      <text:p text:style-name="Standard"><text:s/>* /move_group/ur5_arm/projection_evaluator: joints(shoulder_p...</text:p>
      <text:p text:style-name="Standard"><text:s/>* /move_group/ur5_arm_controller/gains/elbow_joint/d: 50</text:p>
      <text:p text:style-name="Standard"><text:s/>* /move_group/ur5_arm_controller/gains/elbow_joint/i: 10</text:p>
      <text:p text:style-name="Standard"><text:s/>* /move_group/ur5_arm_controller/gains/elbow_joint/i_clamp: 100</text:p>
      <text:p text:style-name="Standard"><text:s/>* /move_group/ur5_arm_controller/gains/elbow_joint/p: 5000</text:p>
      <text:p text:style-name="Standard"><text:s/>* /move_group/ur5_arm_controller/gains/shoulder_lift_joint/d: 30</text:p>
      <text:p text:style-name="Standard"><text:s/>* /move_group/ur5_arm_controller/gains/shoulder_lift_joint/i: 100</text:p>
      <text:p text:style-name="Standard"><text:s/>* /move_group/ur5_arm_controller/gains/shoulder_lift_joint/i_clamp: 400</text:p>
      <text:p text:style-name="Standard"><text:s/>* /move_group/ur5_arm_controller/gains/shoulder_lift_joint/p: 5000</text:p>
      <text:p text:style-name="Standard"><text:s/>* /move_group/ur5_arm_controller/gains/shoulder_pan_joint/d: 50</text:p>
      <text:p text:style-name="Standard"><text:s/>* /move_group/ur5_arm_controller/gains/shoulder_pan_joint/i: 10</text:p>
      <text:p text:style-name="Standard"><text:s/>* /move_group/ur5_arm_controller/gains/shoulder_pan_joint/i_clamp: 100</text:p>
      <text:p text:style-name="Standard"><text:s/>* /move_group/ur5_arm_controller/gains/shoulder_pan_joint/p: 1000</text:p>
      <text:p text:style-name="Standard"><text:s/>* /move_group/ur5_arm_controller/gains/wrist_1_joint/d: 20</text:p>
      <text:p text:style-name="Standard"><text:s/>* /move_group/ur5_arm_controller/gains/wrist_1_joint/i: 10</text:p>
      <text:p text:style-name="Standard"><text:s/>* /move_group/ur5_arm_controller/gains/wrist_1_joint/i_clamp: 100</text:p>
      <text:p text:style-name="Standard"><text:s/>* /move_group/ur5_arm_controller/gains/wrist_1_joint/p: 200</text:p>
      <text:p text:style-name="Standard"><text:s/>* /move_group/ur5_arm_controller/gains/wrist_2_joint/d: 10</text:p>
      <text:p text:style-name="Standard"><text:s/>* /move_group/ur5_arm_controller/gains/wrist_2_joint/i: 0.1</text:p>
      <text:p text:style-name="Standard"><text:s/>* /move_group/ur5_arm_controller/gains/wrist_2_joint/i_clamp: 100</text:p>
      <text:p text:style-name="Standard"><text:s/>* /move_group/ur5_arm_controller/gains/wrist_2_joint/p: 100</text:p>
      <text:p text:style-name="Standard"><text:s/>* /move_group/ur5_arm_controller/gains/wrist_3_joint/d: 1</text:p>
      <text:p text:style-name="Standard"><text:s/>* /move_group/ur5_arm_controller/gains/wrist_3_joint/i: 0.1</text:p>
      <text:p text:style-name="Standard"><text:s/>* /move_group/ur5_arm_controller/gains/wrist_3_joint/i_clamp: 100</text:p>
      <text:p text:style-name="Standard"><text:s/>* /move_group/ur5_arm_controller/gains/wrist_3_joint/p: 10</text:p>
      <text:p text:style-name="Standard"><text:s/>* /move_group/ur5_arm_controller/joints: ['shoulder_pan_jo...</text:p>
      <text:p text:style-name="Standard"><text:s/>* /move_group/ur5_arm_controller/type: effort_controller...</text:p>
      <text:p text:style-name="Standard"><text:s/>* /moveit_sim_hw_interface/joint_model_group: ur5_arm</text:p>
      <text:p text:style-name="Standard"><text:s/>* /moveit_sim_hw_interface/joint_model_group_pose: home</text:p>
      <text:p text:style-name="Standard"><text:s/>* /robot_description: &lt;?xml version="1....</text:p>
      <text:p text:style-name="Standard"><text:s/>* /robot_description_kinematics/ur5_arm/kinematics_solver: kdl_kinematics_pl...</text:p>
      <text:p text:style-name="Standard"><text:s/>* /robot_description_kinematics/ur5_arm/kinematics_solver_search_resolution: 0.005</text:p>
      <text:p text:style-name="Standard"><text:s/>* /robot_description_kinematics/ur5_arm/kinematics_solver_timeout: 0.005</text:p>
      <text:p text:style-name="Standard"><text:s/>* /robot_description_planning/joint_limits/elbow_joint/has_acceleration_limits: False</text:p>
      <text:p text:style-name="Standard"><text:s/>* /robot_description_planning/joint_limits/elbow_joint/has_velocity_limits: True</text:p>
      <text:p text:style-name="Standard"><text:s/>* /robot_description_planning/joint_limits/elbow_joint/max_acceleration: 0</text:p>
      <text:p text:style-name="Standard"><text:s/>* /robot_description_planning/joint_limits/elbow_joint/max_velocity: 3.15</text:p>
      <text:p text:style-name="Standard"><text:s/>* /robot_description_planning/joint_limits/robotiq_85_left_knuckle_joint/has_acceleration_limits: False</text:p>
      <text:p text:style-name="Standard"><text:soft-page-break/><text:s/>* /robot_description_planning/joint_limits/robotiq_85_left_knuckle_joint/has_velocity_limits: True</text:p>
      <text:p text:style-name="Standard"><text:s/>* /robot_description_planning/joint_limits/robotiq_85_left_knuckle_joint/max_acceleration: 0</text:p>
      <text:p text:style-name="Standard"><text:s/>* /robot_description_planning/joint_limits/robotiq_85_left_knuckle_joint/max_velocity: 0.5</text:p>
      <text:p text:style-name="Standard"><text:s/>* /robot_description_planning/joint_limits/shoulder_lift_joint/has_acceleration_limits: False</text:p>
      <text:p text:style-name="Standard"><text:s/>* /robot_description_planning/joint_limits/shoulder_lift_joint/has_velocity_limits: True</text:p>
      <text:p text:style-name="Standard"><text:s/>* /robot_description_planning/joint_limits/shoulder_lift_joint/max_acceleration: 0</text:p>
      <text:p text:style-name="Standard"><text:s/>* /robot_description_planning/joint_limits/shoulder_lift_joint/max_velocity: 3.15</text:p>
      <text:p text:style-name="Standard"><text:s/>* /robot_description_planning/joint_limits/shoulder_pan_joint/has_acceleration_limits: False</text:p>
      <text:p text:style-name="Standard"><text:s/>* /robot_description_planning/joint_limits/shoulder_pan_joint/has_velocity_limits: True</text:p>
      <text:p text:style-name="Standard"><text:s/>* /robot_description_planning/joint_limits/shoulder_pan_joint/max_acceleration: 0</text:p>
      <text:p text:style-name="Standard"><text:s/>* /robot_description_planning/joint_limits/shoulder_pan_joint/max_velocity: 3.15</text:p>
      <text:p text:style-name="Standard"><text:s/>* /robot_description_planning/joint_limits/wrist_1_joint/has_acceleration_limits: False</text:p>
      <text:p text:style-name="Standard"><text:s/>* /robot_description_planning/joint_limits/wrist_1_joint/has_velocity_limits: True</text:p>
      <text:p text:style-name="Standard"><text:s/>* /robot_description_planning/joint_limits/wrist_1_joint/max_acceleration: 0</text:p>
      <text:p text:style-name="Standard"><text:s/>* /robot_description_planning/joint_limits/wrist_1_joint/max_velocity: 3.2</text:p>
      <text:p text:style-name="Standard"><text:s/>* /robot_description_planning/joint_limits/wrist_2_joint/has_acceleration_limits: False</text:p>
      <text:p text:style-name="Standard"><text:s/>* /robot_description_planning/joint_limits/wrist_2_joint/has_velocity_limits: True</text:p>
      <text:p text:style-name="Standard"><text:s/>* /robot_description_planning/joint_limits/wrist_2_joint/max_acceleration: 0</text:p>
      <text:p text:style-name="Standard"><text:s/>* /robot_description_planning/joint_limits/wrist_2_joint/max_velocity: 3.2</text:p>
      <text:p text:style-name="Standard"><text:s/>* /robot_description_planning/joint_limits/wrist_3_joint/has_acceleration_limits: False</text:p>
      <text:p text:style-name="Standard"><text:s/>* /robot_description_planning/joint_limits/wrist_3_joint/has_velocity_limits: True</text:p>
      <text:p text:style-name="Standard"><text:s/>* /robot_description_planning/joint_limits/wrist_3_joint/max_acceleration: 0</text:p>
      <text:p text:style-name="Standard"><text:s/>* /robot_description_planning/joint_limits/wrist_3_joint/max_velocity: 3.2</text:p>
      <text:p text:style-name="Standard"><text:s/>* /robot_description_semantic: &lt;?xml version="1....</text:p>
      <text:p text:style-name="Standard"><text:s/>* /rosdistro: noetic</text:p>
      <text:p text:style-name="Standard"><text:s/>* /rosversion: 1.16.0</text:p>
      <text:p text:style-name="Standard"><text:s/>* /ur5_arm_controller/gains/elbow_joint/d: 50</text:p>
      <text:p text:style-name="Standard"><text:s/>* /ur5_arm_controller/gains/elbow_joint/i: 10</text:p>
      <text:p text:style-name="Standard"><text:s/>* /ur5_arm_controller/gains/elbow_joint/i_clamp: 100</text:p>
      <text:p text:style-name="Standard"><text:s/>* /ur5_arm_controller/gains/elbow_joint/p: 5000</text:p>
      <text:p text:style-name="Standard"><text:s/>* /ur5_arm_controller/gains/shoulder_lift_joint/d: 30</text:p>
      <text:p text:style-name="Standard"><text:s/>* /ur5_arm_controller/gains/shoulder_lift_joint/i: 100</text:p>
      <text:p text:style-name="Standard"><text:s/>* /ur5_arm_controller/gains/shoulder_lift_joint/i_clamp: 400</text:p>
      <text:p text:style-name="Standard"><text:s/>* /ur5_arm_controller/gains/shoulder_lift_joint/p: 5000</text:p>
      <text:p text:style-name="Standard"><text:s/>* /ur5_arm_controller/gains/shoulder_pan_joint/d: 50</text:p>
      <text:p text:style-name="Standard"><text:s/>* /ur5_arm_controller/gains/shoulder_pan_joint/i: 10</text:p>
      <text:p text:style-name="Standard"><text:s/>* /ur5_arm_controller/gains/shoulder_pan_joint/i_clamp: 100</text:p>
      <text:p text:style-name="Standard"><text:s/>* /ur5_arm_controller/gains/shoulder_pan_joint/p: 1000</text:p>
      <text:p text:style-name="Standard"><text:s/>* /ur5_arm_controller/gains/wrist_1_joint/d: 20</text:p>
      <text:p text:style-name="Standard"><text:s/>* /ur5_arm_controller/gains/wrist_1_joint/i: 10</text:p>
      <text:p text:style-name="Standard"><text:s/>* /ur5_arm_controller/gains/wrist_1_joint/i_clamp: 100</text:p>
      <text:p text:style-name="Standard"><text:s/>* /ur5_arm_controller/gains/wrist_1_joint/p: 200</text:p>
      <text:p text:style-name="Standard"><text:s/>* /ur5_arm_controller/gains/wrist_2_joint/d: 10</text:p>
      <text:p text:style-name="Standard"><text:s/>* /ur5_arm_controller/gains/wrist_2_joint/i: 0.1</text:p>
      <text:p text:style-name="Standard"><text:s/>* /ur5_arm_controller/gains/wrist_2_joint/i_clamp: 100</text:p>
      <text:p text:style-name="Standard"><text:s/>* /ur5_arm_controller/gains/wrist_2_joint/p: 100</text:p>
      <text:p text:style-name="Standard"><text:s/>* /ur5_arm_controller/gains/wrist_3_joint/d: 1</text:p>
      <text:p text:style-name="Standard"><text:s/>* /ur5_arm_controller/gains/wrist_3_joint/i: 0.1</text:p>
      <text:p text:style-name="Standard"><text:s/>* /ur5_arm_controller/gains/wrist_3_joint/i_clamp: 100</text:p>
      <text:p text:style-name="Standard"><text:s/>* /ur5_arm_controller/gains/wrist_3_joint/p: 10</text:p>
      <text:p text:style-name="Standard"><text:s/>* /ur5_arm_controller/joints: ['shoulder_pan_jo...</text:p>
      <text:p text:style-name="Standard"><text:soft-page-break/><text:s/>* /ur5_arm_controller/type: effort_controller...</text:p>
      <text:p text:style-name="Standard"><text:s/>* /use_sim_time: True</text:p>
      <text:p text:style-name="Standard"/>
      <text:p text:style-name="Standard">NODES</text:p>
      <text:p text:style-name="Standard"><text:s text:c="2"/>/</text:p>
      <text:p text:style-name="Standard"><text:s text:c="4"/>controller_spawner (controller_manager/spawner)</text:p>
      <text:p text:style-name="Standard"><text:s text:c="4"/>gazebo (gazebo_ros/gzserver)</text:p>
      <text:p text:style-name="Standard"><text:s text:c="4"/>gazebo_gui (gazebo_ros/gzclient)</text:p>
      <text:p text:style-name="Standard"><text:s text:c="4"/>joint_state_publisher (joint_state_publisher/joint_state_publisher)</text:p>
      <text:p text:style-name="Standard"><text:s text:c="4"/>move_group (moveit_ros_move_group/move_group)</text:p>
      <text:p text:style-name="Standard"><text:s text:c="4"/>robot_state_publisher (robot_state_publisher/robot_state_publisher)</text:p>
      <text:p text:style-name="Standard"><text:s text:c="4"/>rviz_ladak_ThinkStation_P330_97676_6188926345872679070 (rviz/rviz)</text:p>
      <text:p text:style-name="Standard"><text:s text:c="4"/>spawn_gazebo_model (gazebo_ros/spawn_model)</text:p>
      <text:p text:style-name="Standard"/>
      <text:p text:style-name="Standard">auto-starting new master</text:p>
      <text:p text:style-name="Standard">process[master]: started with pid [97686]</text:p>
      <text:p text:style-name="Standard">ROS_MASTER_URI=http://localhost:11311</text:p>
      <text:p text:style-name="Standard"/>
      <text:p text:style-name="Standard">setting /run_id to 12d57a0e-2980-11ee-b2b7-177eb183ad84</text:p>
      <text:p text:style-name="Standard">process[rosout-1]: started with pid [97696]</text:p>
      <text:p text:style-name="Standard">started core service [/rosout]</text:p>
      <text:p text:style-name="Standard">process[gazebo-2]: started with pid [97703]</text:p>
      <text:p text:style-name="Standard">process[gazebo_gui-3]: started with pid [97707]</text:p>
      <text:p text:style-name="Standard">process[spawn_gazebo_model-4]: started with pid [97713]</text:p>
      <text:p text:style-name="Standard">process[controller_spawner-5]: started with pid [97714]</text:p>
      <text:p text:style-name="Standard">process[joint_state_publisher-6]: started with pid [97715]</text:p>
      <text:p text:style-name="Standard">process[robot_state_publisher-7]: started with pid [97716]</text:p>
      <text:p text:style-name="Standard">process[move_group-8]: started with pid [97717]</text:p>
      <text:p text:style-name="Standard">process[rviz_ladak_ThinkStation_P330_97676_6188926345872679070-9]: started with pid [97718]</text:p>
      <text:p text:style-name="Standard">[ WARN] [1690134055.220196333]: link 'robotiq_coupler' material 'flat_black' undefined.</text:p>
      <text:p text:style-name="Standard">[ WARN] [1690134055.220848518]: link 'robotiq_coupler' material 'flat_black' undefined.</text:p>
      <text:p text:style-name="Standard">[ WARN] [1690134055.262441969]: Falling back to using the move_group node's namespace (deprecated Melodic behavior).</text:p>
      <text:p text:style-name="Standard">[ WARN] [1690134055.268421611]: link 'robotiq_coupler' material 'flat_black' undefined.</text:p>
      <text:p text:style-name="Standard">[ WARN] [1690134055.268453899]: link 'robotiq_coupler' material 'flat_black' undefined.</text:p>
      <text:p text:style-name="Standard">[ INFO] [1690134055.270211085]: Loading robot model 'ur5'...</text:p>
      <text:p text:style-name="Standard">[ INFO] [1690134055.402244326]: rviz version 1.14.20</text:p>
      <text:p text:style-name="Standard">[ INFO] [1690134055.402284856]: compiled against Qt version 5.12.8</text:p>
      <text:p text:style-name="Standard">[ INFO] [1690134055.402297400]: compiled against OGRE version 1.9.0 (Ghadamon)</text:p>
      <text:p text:style-name="Standard">[ INFO] [1690134055.410605965]: Forcing OpenGl version 0.</text:p>
      <text:p text:style-name="Standard">[INFO] [1690134055.509456, 0.000000]: Waiting for /clock to be available...</text:p>
      <text:p text:style-name="Standard">[INFO] [1690134055.561755, 0.000000]: Loading model XML from ros parameter robot_description</text:p>
      <text:p text:style-name="Standard">[INFO] [1690134055.568074, 0.000000]: Waiting for service /gazebo/spawn_urdf_model</text:p>
      <text:p text:style-name="Standard">[ INFO] [1690134055.595401680]: Publishing maintained planning scene on 'monitored_planning_scene'</text:p>
      <text:p text:style-name="Standard">[ INFO] [1690134055.597331751]: Listening to 'joint_states' for joint states</text:p>
      <text:p text:style-name="Standard">[ INFO] [1690134055.599804661]: Listening to '/attached_collision_object' for attached collision objects</text:p>
      <text:p text:style-name="Standard">[ INFO] [1690134055.599822380]: Starting planning scene monitor</text:p>
      <text:p text:style-name="Standard">[ INFO] [1690134055.600789455]: Listening to '/planning_scene'</text:p>
      <text:p text:style-name="Standard"><text:soft-page-break/>[ INFO] [1690134055.600801964]: Starting world geometry update monitor for collision objects, attached objects, octomap updates.</text:p>
      <text:p text:style-name="Standard">[ INFO] [1690134055.601875474]: Listening to '/collision_object'</text:p>
      <text:p text:style-name="Standard">[ INFO] [1690134055.603002265]: Listening to '/planning_scene_world' for planning scene world geometry</text:p>
      <text:p text:style-name="Standard">[ INFO] [1690134055.686940854]: Stereo is NOT SUPPORTED</text:p>
      <text:p text:style-name="Standard">[ INFO] [1690134055.686988875]: OpenGL device: NV168</text:p>
      <text:p text:style-name="Standard">[ INFO] [1690134055.687012393]: OpenGl version: 4,3 (GLSL 4,3) limited to GLSL 1.4 on Mesa system.</text:p>
      <text:p text:style-name="Standard">[ INFO] [1690134055.730078041]: Finished loading Gazebo ROS API Plugin.</text:p>
      <text:p text:style-name="Standard">[ INFO] [1690134055.730961616]: waitForService: Service [/gazebo/set_physics_properties] has not been advertised, waiting...</text:p>
      <text:p text:style-name="Standard">[ INFO] [1690134055.819648416]: Finished loading Gazebo ROS API Plugin.</text:p>
      <text:p text:style-name="Standard">[ INFO] [1690134055.820507541]: waitForService: Service [/gazebo_gui/set_physics_properties] has not been advertised, waiting...</text:p>
      <text:p text:style-name="Standard">[ INFO] [1690134055.965601026]: Listening to '/camera1/depth/points' using message filter with target frame 'world '</text:p>
      <text:p text:style-name="Standard">[ INFO] [1690134055.965639697]: Loading planning pipeline ''</text:p>
      <text:p text:style-name="Standard">[ERROR] [1690134055.993442500]: Could not find the planner configuration 'None' on the param server</text:p>
      <text:p text:style-name="Standard">[ INFO] [1690134056.005136337]: Using planning interface 'OMPL'</text:p>
      <text:p text:style-name="Standard">[ INFO] [1690134056.007725913]: Param 'default_workspace_bounds' was not set. Using default value: 10</text:p>
      <text:p text:style-name="Standard">[ INFO] [1690134056.008069980]: Param 'start_state_max_bounds_error' was set to 0.1</text:p>
      <text:p text:style-name="Standard">[ INFO] [1690134056.008385671]: Param 'start_state_max_dt' was not set. Using default value: 0.5</text:p>
      <text:p text:style-name="Standard">[ INFO] [1690134056.008732978]: Param 'start_state_max_dt' was not set. Using default value: 0.5</text:p>
      <text:p text:style-name="Standard">[ INFO] [1690134056.009051852]: Param 'jiggle_fraction' was set to 0.05</text:p>
      <text:p text:style-name="Standard">[ INFO] [1690134056.009374006]: Param 'max_sampling_attempts' was not set. Using default value: 100</text:p>
      <text:p text:style-name="Standard">[ INFO] [1690134056.009423106]: Using planning request adapter 'Add Time Parameterization'</text:p>
      <text:p text:style-name="Standard">[ INFO] [1690134056.009445588]: Using planning request adapter 'Fix Workspace Bounds'</text:p>
      <text:p text:style-name="Standard">[ INFO] [1690134056.009466872]: Using planning request adapter 'Fix Start State Bounds'</text:p>
      <text:p text:style-name="Standard">[ INFO] [1690134056.009486215]: Using planning request adapter 'Fix Start State In Collision'</text:p>
      <text:p text:style-name="Standard">[ INFO] [1690134056.009504806]: Using planning request adapter 'Fix Start State Path Constraints'</text:p>
      <text:p text:style-name="Standard">[ INFO] [1690134056.139663125]: waitForService: Service [/gazebo/set_physics_properties] is now available.</text:p>
      <text:p text:style-name="Standard">[ INFO] [1690134056.160466071, 0.006000000]: Physics dynamic reconfigure ready.</text:p>
      <text:p text:style-name="Standard">[INFO] [1690134056.171335, 0.016000]: Calling service /gazebo/spawn_urdf_model</text:p>
      <text:p text:style-name="Standard">[INFO] [1690134056.500616, 0.164000]: Spawn status: SpawnModel: Successfully spawned entity</text:p>
      <text:p text:style-name="Standard">[ INFO] [1690134056.596245260, 0.164000000]: Loading gazebo_ros_control plugin</text:p>
      <text:p text:style-name="Standard">[ INFO] [1690134056.596319801, 0.164000000]: Starting gazebo_ros_control plugin in namespace: /</text:p>
      <text:p text:style-name="Standard">[ INFO] [1690134056.597072276, 0.164000000]: gazebo_ros_control plugin is waiting for model URDF in parameter [robot_description] on the ROS param server.</text:p>
      <text:p text:style-name="Standard">[ERROR] [1690134056.707517249, 0.164000000]: No p gain specified for pid. <text:s/>Namespace: /gazebo_ros_control/pid_gains/shoulder_pan_joint</text:p>
      <text:p text:style-name="Standard">[ERROR] [1690134056.708043852, 0.164000000]: No p gain specified for pid. <text:s/>Namespace: /gazebo_ros_control/pid_gains/shoulder_lift_joint</text:p>
      <text:p text:style-name="Standard">[ERROR] [1690134056.708529260, 0.164000000]: No p gain specified for pid. <text:s/>Namespace: /gazebo_ros_control/pid_gains/elbow_joint</text:p>
      <text:p text:style-name="Standard">[ERROR] [1690134056.709014650, 0.164000000]: No p gain specified for pid. <text:s/>Namespace: /gazebo_ros_control/pid_gains/wrist_1_joint</text:p>
      <text:p text:style-name="Standard"><text:soft-page-break/>[ERROR] [1690134056.709379188, 0.164000000]: No p gain specified for pid. <text:s/>Namespace: /gazebo_ros_control/pid_gains/wrist_2_joint</text:p>
      <text:p text:style-name="Standard">[ERROR] [1690134056.709844854, 0.164000000]: No p gain specified for pid. <text:s/>Namespace: /gazebo_ros_control/pid_gains/wrist_3_joint</text:p>
      <text:p text:style-name="Standard">[ WARN] [1690134056.709876840, 0.164000000]: Deprecated syntax, please prepend 'hardware_interface/' to 'EffortJointInterface' within the &lt;hardwareInterface&gt; tag in joint 'robotiq_85_left_knuckle_joint'.</text:p>
      <text:p text:style-name="Standard">[ INFO] [1690134056.713057555, 0.164000000]: Loaded gazebo_ros_control.</text:p>
      <text:p text:style-name="Standard">[ INFO] [1690134056.729411563, 0.164000000]: ft_sensor plugin reporting wrench values to the frame [wrist_3_link]</text:p>
      <text:p text:style-name="Standard">[INFO] [1690134056.767062, 0.201000]: /clock is published. Proceeding to load the controller(s).</text:p>
      <text:p text:style-name="Standard">[INFO] [1690134056.767746, 0.201000]: Controller Spawner: Waiting for service controller_manager/load_controller</text:p>
      <text:p text:style-name="Standard">[INFO] [1690134056.769381, 0.203000]: Controller Spawner: Waiting for service controller_manager/switch_controller</text:p>
      <text:p text:style-name="Standard">[INFO] [1690134056.771180, 0.205000]: Controller Spawner: Waiting for service controller_manager/unload_controller</text:p>
      <text:p text:style-name="Standard">[INFO] [1690134056.772688, 0.206000]: Loading controller: ur5_arm_controller</text:p>
      <text:p text:style-name="Standard">[ERROR] [1690134056.792411456, 0.226000000]: Could not find joint 'shoulder_pan_joint' in 'hardware_interface::EffortJointInterface'.</text:p>
      <text:p text:style-name="Standard">[ERROR] [1690134056.792535385, 0.226000000]: Failed to initialize the controller</text:p>
      <text:p text:style-name="Standard">[ERROR] [1690134056.792568404, 0.226000000]: Initializing controller 'ur5_arm_controller' failed</text:p>
      <text:p text:style-name="Standard">[spawn_gazebo_model-4] process has finished cleanly</text:p>
      <text:p text:style-name="Standard">log file: /home/ladak/.ros/log/12d57a0e-2980-11ee-b2b7-177eb183ad84/spawn_gazebo_model-4*.log</text:p>
      <text:p text:style-name="Standard">[ERROR] [1690134057.793797, 1.225000]: Failed to load ur5_arm_controller</text:p>
      <text:p text:style-name="Standard">[INFO] [1690134057.794687, 1.226000]: Loading controller: gripper_controller</text:p>
      <text:p text:style-name="Standard">[INFO] [1690134057.822086, 1.254000]: Loading controller: joint_state_controller</text:p>
      <text:p text:style-name="Standard">[INFO] [1690134057.827875, 1.259000]: Controller Spawner: Loaded controllers: gripper_controller, joint_state_controller</text:p>
      <text:p text:style-name="Standard">[INFO] [1690134057.830922, 1.263000]: Started controllers: gripper_controller, joint_state_controller</text:p>
      <text:p text:style-name="Standard">[ WARN] [1690134059.860964658, 3.292000000]: link 'robotiq_coupler' material 'flat_black' undefined.</text:p>
      <text:p text:style-name="Standard">[ WARN] [1690134059.860992467, 3.292000000]: link 'robotiq_coupler' material 'flat_black' undefined.</text:p>
      <text:p text:style-name="Standard">[ INFO] [1690134059.862278487, 3.293000000]: Loading robot model 'ur5'...</text:p>
      <text:p text:style-name="Standard">[ INFO] [1690134060.261729644, 3.692000000]: Starting planning scene monitor</text:p>
      <text:p text:style-name="Standard">[ INFO] [1690134060.264046510, 3.694000000]: Listening to '/move_group/monitored_planning_scene'</text:p>
      <text:p text:style-name="Standard">[ INFO] [1690134060.993229045, 4.423000000]: No active joints or end effectors found for group 'gripper'. Make sure that kinematics.yaml is loaded in this node's namespace.</text:p>
      <text:p text:style-name="Standard">[ INFO] [1690134060.995133117, 4.425000000]: No active joints or end effectors found for group 'gripper'. Make sure that kinematics.yaml is loaded in this node's namespace.</text:p>
      <text:p text:style-name="Standard">[ INFO] [1690134061.007037073, 4.436000000]: waitForService: Service [/get_planning_scene] has not been advertised, waiting...</text:p>
      <text:p text:style-name="Standard">[ WARN] [1690134061.754657440, 5.183000000]: Waiting for ur5_arm_controller/follow_joint_trajectory to come up</text:p>
      <text:p text:style-name="Standard">[ INFO] [1690134066.012748556, 9.439000000]: Failed to call service get_planning_scene, have you launched move_group or called psm.providePlanningSceneService()?</text:p>
      <text:p text:style-name="Standard"><text:soft-page-break/>[ INFO] [1690134066.012819120, 9.439000000]: Constructing new MoveGroup connection for group 'gripper' in namespace ''</text:p>
      <text:p text:style-name="Standard">[ WARN] [1690134067.758515889, 11.183000000]: Waiting for ur5_arm_controller/follow_joint_trajectory to come up</text:p>
      <text:p text:style-name="Standard">[ERROR] [1690134073.763286112, 17.183000000]: Action client not connected: ur5_arm_controller/follow_joint_trajectory</text:p>
      <text:p text:style-name="Standard">[ INFO] [1690134074.070219394, 17.489000000]: Added FollowJointTrajectory controller for gripper_controller</text:p>
      <text:p text:style-name="Standard">[ INFO] [1690134074.070310604, 17.489000000]: Returned 1 controllers in list</text:p>
      <text:p text:style-name="Standard">[ INFO] [1690134074.078174309, 17.497000000]: Trajectory execution is managing controllers</text:p>
      <text:p text:style-name="Standard">[ INFO] [1690134074.078216237, 17.497000000]: MoveGroup debug mode is ON</text:p>
      <text:p text:style-name="Standard">Loading 'move_group/ApplyPlanningSceneService'...</text:p>
      <text:p text:style-name="Standard">Loading 'move_group/ClearOctomapService'...</text:p>
      <text:p text:style-name="Standard">Loading 'move_group/MoveGroupCartesianPathService'...</text:p>
      <text:p text:style-name="Standard">Loading 'move_group/MoveGroupExecuteTrajectoryAction'...</text:p>
      <text:p text:style-name="Standard">Loading 'move_group/MoveGroupGetPlanningSceneService'...</text:p>
      <text:p text:style-name="Standard">Loading 'move_group/MoveGroupKinematicsService'...</text:p>
      <text:p text:style-name="Standard">Loading 'move_group/MoveGroupMoveAction'...</text:p>
      <text:p text:style-name="Standard">Loading 'move_group/MoveGroupPickPlaceAction'...</text:p>
      <text:p text:style-name="Standard">Loading 'move_group/MoveGroupPlanService'...</text:p>
      <text:p text:style-name="Standard">Loading 'move_group/MoveGroupQueryPlannersService'...</text:p>
      <text:p text:style-name="Standard">Loading 'move_group/MoveGroupStateValidationService'...</text:p>
      <text:p text:style-name="Standard">[ INFO] [1690134074.115969819, 17.535000000]: </text:p>
      <text:p text:style-name="Standard"/>
      <text:p text:style-name="Standard">********************************************************</text:p>
      <text:p text:style-name="Standard">* MoveGroup using: </text:p>
      <text:p text:style-name="Standard">* <text:s text:c="4"/>- ApplyPlanningSceneService</text:p>
      <text:p text:style-name="Standard">* <text:s text:c="4"/>- ClearOctomapService</text:p>
      <text:p text:style-name="Standard">* <text:s text:c="4"/>- CartesianPathService</text:p>
      <text:p text:style-name="Standard">* <text:s text:c="4"/>- ExecuteTrajectoryAction</text:p>
      <text:p text:style-name="Standard">* <text:s text:c="4"/>- GetPlanningSceneService</text:p>
      <text:p text:style-name="Standard">* <text:s text:c="4"/>- KinematicsService</text:p>
      <text:p text:style-name="Standard">* <text:s text:c="4"/>- MoveAction</text:p>
      <text:p text:style-name="Standard">* <text:s text:c="4"/>- PickPlaceAction</text:p>
      <text:p text:style-name="Standard">* <text:s text:c="4"/>- MotionPlanService</text:p>
      <text:p text:style-name="Standard">* <text:s text:c="4"/>- QueryPlannersService</text:p>
      <text:p text:style-name="Standard">* <text:s text:c="4"/>- StateValidationService</text:p>
      <text:p text:style-name="Standard">********************************************************</text:p>
      <text:p text:style-name="Standard"/>
      <text:p text:style-name="Standard">[ INFO] [1690134074.116265601, 17.535000000]: MoveGroup context using planning plugin ompl_interface/OMPLPlanner</text:p>
      <text:p text:style-name="Standard">[ INFO] [1690134074.116291724, 17.535000000]: MoveGroup context initialization complete</text:p>
      <text:p text:style-name="Standard"/>
      <text:p text:style-name="Standard">You can start planning now!</text:p>
      <text:p text:style-name="Standard"/>
      <text:p text:style-name="Standard">[ INFO] [1690134075.274000147, 18.692000000]: Ready to take commands for planning group gripp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3T19:45:51.332825913</meta:creation-date>
    <dc:date>2023-07-23T19:48:33.355989637</dc:date>
    <meta:editing-duration>PT2M43S</meta:editing-duration>
    <meta:editing-cycles>1</meta:editing-cycles>
    <meta:document-statistic meta:table-count="0" meta:image-count="0" meta:object-count="0" meta:page-count="9" meta:paragraph-count="400" meta:word-count="1851" meta:character-count="26259" meta:non-whitespace-character-count="24473"/>
    <meta:generator>LibreOffice/6.4.7.2$Linux_X86_64 LibreOffice_project/40$Build-2</meta:generator>
  </office:meta>
</office:document-meta>
</file>